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Bitstream Vera Sans" svg:font-family="Bitstream Vera Sans" style:font-family-generic="system" style:font-pitch="variable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2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T3" style:parent-style-name="Fonteparág.padrão" style:family="text">
      <style:text-properties fo:font-weight="bold" style:font-weight-asian="bold" style:font-weight-complex="bold" fo:font-size="18pt" style:font-size-asian="18pt" style:font-size-complex="18pt"/>
    </style:style>
    <style:style style:name="T4" style:parent-style-name="Fonteparág.padrão" style:family="text">
      <style:text-properties style:font-name="Arial"/>
    </style:style>
    <style:style style:name="T5" style:parent-style-name="Fonteparág.padrão" style:family="text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T10" style:parent-style-name="Fonteparág.padrão" style:family="text">
      <style:text-properties style:font-name="Arial"/>
    </style:style>
    <style:style style:name="T11" style:parent-style-name="Fonteparág.padrão" style:family="text">
      <style:text-properties style:font-name="Arial"/>
    </style:style>
    <style:style style:name="T12" style:parent-style-name="Fonteparág.padrão" style:family="text">
      <style:text-properties style:font-name="Arial"/>
    </style:style>
    <style:style style:name="P13" style:parent-style-name="Standard" style:family="paragraph">
      <style:text-properties style:font-name="Arial"/>
    </style:style>
    <style:style style:name="T14" style:parent-style-name="Fonteparág.padrão" style:family="text">
      <style:text-properties style:font-name="Arial" fo:font-size="14pt" style:font-size-asian="14pt" style:font-size-complex="14pt"/>
    </style:style>
    <style:style style:name="T15" style:parent-style-name="Fonteparág.padrão" style:family="text">
      <style:text-properties style:font-name="Arial" fo:font-size="14pt" style:font-size-asian="14pt" style:font-size-complex="14pt"/>
    </style:style>
    <style:style style:name="T16" style:parent-style-name="Fonteparág.padrão" style:family="text">
      <style:text-properties style:font-name="Arial"/>
    </style:style>
    <style:style style:name="T17" style:parent-style-name="Fonteparág.padrão" style:family="text">
      <style:text-properties style:font-name="Arial" fo:font-size="14pt" style:font-size-asian="14pt" style:font-size-complex="14pt"/>
    </style:style>
    <style:style style:name="T18" style:parent-style-name="Fonteparág.padrão" style:family="text">
      <style:text-properties style:font-name="Arial"/>
    </style:style>
    <style:style style:name="T19" style:parent-style-name="Fonteparág.padrão" style:family="text">
      <style:text-properties style:font-name="Arial"/>
    </style:style>
    <style:style style:name="T20" style:parent-style-name="Fonteparág.padrão" style:family="text">
      <style:text-properties style:font-name="Arial" fo:font-size="14pt" style:font-size-asian="14pt" style:font-size-complex="14pt"/>
    </style:style>
    <style:style style:name="P21" style:parent-style-name="Standard" style:family="paragraph">
      <style:text-properties style:font-name="Arial" fo:font-size="14pt" style:font-size-asian="14pt" style:font-size-complex="14pt"/>
    </style:style>
    <style:style style:name="T22" style:parent-style-name="Fonteparág.padrão" style:family="text">
      <style:text-properties style:font-name="Arial" fo:font-weight="bold" style:font-weight-asian="bold" style:font-weight-complex="bold"/>
    </style:style>
    <style:style style:name="P23" style:parent-style-name="Standard" style:family="paragraph">
      <style:text-properties style:font-name="Arial" fo:font-size="14pt" style:font-size-asian="14pt" style:font-size-complex="14pt"/>
    </style:style>
    <style:style style:name="T24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5" style:parent-style-name="Fonteparág.padrão" style:family="text">
      <style:text-properties style:font-name="Arial" fo:font-size="11pt" style:font-size-asian="11pt" style:font-size-complex="11pt"/>
    </style:style>
    <style:style style:name="T26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7" style:parent-style-name="Fonteparág.padrão" style:family="text">
      <style:text-properties style:font-name="Arial" fo:font-size="11pt" style:font-size-asian="11pt" style:font-size-complex="11pt"/>
    </style:style>
    <style:style style:name="P28" style:parent-style-name="Standard" style:family="paragraph">
      <style:text-properties style:font-name="Arial" fo:font-size="14pt" style:font-size-asian="14pt" style:font-size-complex="14pt"/>
    </style:style>
    <style:style style:name="T29" style:parent-style-name="Fonteparág.padrão" style:family="text">
      <style:text-properties style:font-name="Arial" fo:font-weight="bold" style:font-weight-asian="bold" style:font-weight-complex="bold"/>
    </style:style>
    <style:style style:name="T30" style:parent-style-name="Fonteparág.padrão" style:family="text">
      <style:text-properties style:font-name="Arial"/>
    </style:style>
    <style:style style:name="T31" style:parent-style-name="Fonteparág.padrão" style:family="text">
      <style:text-properties style:font-name="Arial" fo:font-weight="bold" style:font-weight-asian="bold" style:font-weight-complex="bold"/>
    </style:style>
    <style:style style:name="T32" style:parent-style-name="Fonteparág.padrão" style:family="text">
      <style:text-properties style:font-name="Arial"/>
    </style:style>
    <style:style style:name="P33" style:parent-style-name="Standard" style:family="paragraph">
      <style:text-properties style:font-name="Arial" fo:font-size="14pt" style:font-size-asian="14pt" style:font-size-complex="14pt"/>
    </style:style>
    <style:style style:name="P34" style:parent-style-name="Standard" style:family="paragraph">
      <style:text-properties style:font-name="Arial" fo:font-weight="bold" style:font-weight-asian="bold" style:font-weight-complex="bold"/>
    </style:style>
    <style:style style:name="T35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6" style:parent-style-name="Fonteparág.padrão" style:family="text">
      <style:text-properties style:font-name="Arial" fo:font-size="11pt" style:font-size-asian="11pt" style:font-size-complex="11pt"/>
    </style:style>
    <style:style style:name="P37" style:parent-style-name="Standard" style:family="paragraph">
      <style:text-properties style:font-name="Arial" fo:font-size="11pt" style:font-size-asian="11pt" style:font-size-complex="11pt"/>
    </style:style>
    <style:style style:name="P3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text-properties style:font-name="Arial" fo:font-weight="bold" style:font-weight-asian="bold" style:font-weight-complex="bold"/>
    </style:style>
    <style:style style:name="P40" style:parent-style-name="Standard" style:family="paragraph">
      <style:text-properties style:font-name="Arial" fo:font-weight="bold" style:font-weight-asian="bold" style:font-weight-complex="bold"/>
    </style:style>
    <style:style style:name="T41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2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3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4" style:parent-style-name="Fonteparág.padrão" style:family="text">
      <style:text-properties style:font-name="Arial" fo:font-size="11pt" style:font-size-asian="11pt" style:font-size-complex="11pt"/>
    </style:style>
    <style:style style:name="T45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6" style:parent-style-name="Fonteparág.padrão" style:family="text">
      <style:text-properties style:font-name="Arial" fo:font-size="11pt" style:font-size-asian="11pt" style:font-size-complex="11pt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 fo:font-weight="bold" style:font-weight-asian="bold" fo:font-size="11pt" style:font-size-asian="11pt" style:font-size-complex="11pt"/>
    </style:style>
    <style:style style:name="T49" style:parent-style-name="Fonteparág.padrão" style:family="text">
      <style:text-properties style:font-name="Arial" fo:font-weight="bold" style:font-weight-asian="bold" fo:font-size="11pt" style:font-size-asian="11pt" style:font-size-complex="11pt"/>
    </style:style>
    <style:style style:name="T50" style:parent-style-name="Fonteparág.padrão" style:family="text">
      <style:text-properties style:font-name="Arial" fo:font-size="11pt" style:font-size-asian="11pt" style:font-size-complex="11pt"/>
    </style:style>
    <style:style style:name="T51" style:parent-style-name="Fonteparág.padrão" style:family="text">
      <style:text-properties style:font-name="Arial" fo:font-weight="bold" style:font-weight-asian="bold"/>
    </style:style>
    <style:style style:name="T52" style:parent-style-name="Fonteparág.padrão" style:family="text">
      <style:text-properties style:font-name="Arial"/>
    </style:style>
    <style:style style:name="P53" style:parent-style-name="Standard" style:family="paragraph">
      <style:text-properties style:font-name="Arial" fo:font-weight="bold" style:font-weight-asian="bold"/>
    </style:style>
    <style:style style:name="P54" style:parent-style-name="Standard" style:family="paragraph">
      <style:text-properties style:font-name="Arial" fo:font-weight="bold" style:font-weight-asian="bold" fo:font-size="11pt" style:font-size-asian="11pt" style:font-size-complex="11pt"/>
    </style:style>
    <style:style style:name="T55" style:parent-style-name="Fonteparág.padrão" style:family="text">
      <style:text-properties style:font-name="Arial" fo:font-weight="bold" style:font-weight-asian="bold" fo:font-size="11pt" style:font-size-asian="11pt" style:font-size-complex="11pt"/>
    </style:style>
    <style:style style:name="T56" style:parent-style-name="Fonteparág.padrão" style:family="text">
      <style:text-properties style:font-name="Arial" fo:font-size="11pt" style:font-size-asian="11pt" style:font-size-complex="11pt"/>
    </style:style>
    <style:style style:name="T57" style:parent-style-name="Fonteparág.padrão" style:family="text">
      <style:text-properties style:font-name="Arial" fo:font-weight="bold" style:font-weight-asian="bold" fo:font-size="11pt" style:font-size-asian="11pt" style:font-size-complex="11pt"/>
    </style:style>
    <style:style style:name="T58" style:parent-style-name="Fonteparág.padrão" style:family="text">
      <style:text-properties style:font-name="Arial" fo:font-size="11pt" style:font-size-asian="11pt" style:font-size-complex="11pt"/>
    </style:style>
    <style:style style:name="P59" style:parent-style-name="Standard" style:family="paragraph">
      <style:text-properties style:font-name="Arial" fo:font-size="11pt" style:font-size-asian="11pt" style:font-size-complex="11pt"/>
    </style:style>
    <style:style style:name="T60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61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62" style:parent-style-name="Fonteparág.padrão" style:family="text">
      <style:text-properties style:font-name="Arial" fo:font-size="11pt" style:font-size-asian="11pt" style:font-size-complex="11pt"/>
    </style:style>
    <style:style style:name="T63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64" style:parent-style-name="Fonteparág.padrão" style:family="text">
      <style:text-properties style:font-name="Arial" fo:font-size="11pt" style:font-size-asian="11pt" style:font-size-complex="11pt"/>
    </style:style>
    <style:style style:name="P65" style:parent-style-name="Standard" style:family="paragraph">
      <style:text-properties style:font-name="Arial" fo:font-size="11pt" style:font-size-asian="11pt" style:font-size-complex="11pt"/>
    </style:style>
    <style:style style:name="T66" style:parent-style-name="Fonteparág.padrão" style:family="text">
      <style:text-properties style:font-name="Arial" fo:font-weight="bold" style:font-weight-asian="bold" fo:font-size="11pt" style:font-size-asian="11pt" style:font-size-complex="11pt"/>
    </style:style>
    <style:style style:name="T67" style:parent-style-name="Fonteparág.padrão" style:family="text">
      <style:text-properties style:font-name="Arial" fo:font-size="11pt" style:font-size-asian="11pt" style:font-size-complex="11pt"/>
    </style:style>
    <style:style style:name="T68" style:parent-style-name="Fonteparág.padrão" style:family="text">
      <style:text-properties style:font-name="Arial" fo:font-weight="bold" style:font-weight-asian="bold" fo:font-size="11pt" style:font-size-asian="11pt" style:font-size-complex="11pt"/>
    </style:style>
    <style:style style:name="T69" style:parent-style-name="Fonteparág.padrão" style:family="text">
      <style:text-properties style:font-name="Arial" fo:font-size="11pt" style:font-size-asian="11pt" style:font-size-complex="11pt"/>
    </style:style>
    <style:style style:name="T70" style:parent-style-name="Fonteparág.padrão" style:family="text">
      <style:text-properties style:font-name="Arial" fo:font-size="11pt" style:font-size-asian="11pt" style:font-size-complex="11pt"/>
    </style:style>
    <style:style style:name="T71" style:parent-style-name="Fonteparág.padrão" style:family="text">
      <style:text-properties style:font-name="Arial" fo:font-weight="bold" style:font-weight-asian="bold" fo:font-size="11pt" style:font-size-asian="11pt" style:font-size-complex="11pt"/>
    </style:style>
    <style:style style:name="T72" style:parent-style-name="Fonteparág.padrão" style:family="text">
      <style:text-properties style:font-name="Arial" fo:font-size="11pt" style:font-size-asian="11pt" style:font-size-complex="11pt"/>
    </style:style>
    <style:style style:name="T73" style:parent-style-name="Fonteparág.padrão" style:family="text">
      <style:text-properties style:font-name="Arial" fo:font-size="11pt" style:font-size-asian="11pt" style:font-size-complex="11pt"/>
    </style:style>
    <style:style style:name="P74" style:parent-style-name="Standard" style:family="paragraph">
      <style:text-properties style:font-name="Arial"/>
    </style:style>
    <style:style style:name="T75" style:parent-style-name="Fonteparág.padrão" style:family="text">
      <style:text-properties style:font-name="Arial" fo:font-weight="bold" style:font-weight-asian="bold" fo:font-size="11pt" style:font-size-asian="11pt" style:font-size-complex="11pt"/>
    </style:style>
    <style:style style:name="T76" style:parent-style-name="Fonteparág.padrão" style:family="text">
      <style:text-properties style:font-name="Arial" fo:font-weight="bold" style:font-weight-asian="bold" fo:font-size="11pt" style:font-size-asian="11pt" style:font-size-complex="11pt"/>
    </style:style>
    <style:style style:name="T77" style:parent-style-name="Fonteparág.padrão" style:family="text">
      <style:text-properties style:font-name="Arial" fo:font-size="11pt" style:font-size-asian="11pt" style:font-size-complex="11pt"/>
    </style:style>
    <style:style style:name="T78" style:parent-style-name="Fonteparág.padrão" style:family="text">
      <style:text-properties style:font-name="Arial" fo:font-size="11pt" style:font-size-asian="11pt" style:font-size-complex="11pt"/>
    </style:style>
    <style:style style:name="T79" style:parent-style-name="Fonteparág.padrão" style:family="text">
      <style:text-properties style:font-name="Arial" fo:font-weight="bold" style:font-weight-asian="bold" fo:font-size="11pt" style:font-size-asian="11pt" style:font-size-complex="11pt"/>
    </style:style>
    <style:style style:name="T80" style:parent-style-name="Fonteparág.padrão" style:family="text">
      <style:text-properties style:font-name="Arial" fo:font-weight="bold" style:font-weight-asian="bold" fo:font-size="11pt" style:font-size-asian="11pt" style:font-size-complex="11pt"/>
    </style:style>
    <style:style style:name="T81" style:parent-style-name="Fonteparág.padrão" style:family="text">
      <style:text-properties style:font-name="Arial" fo:font-size="11pt" style:font-size-asian="11pt" style:font-size-complex="11pt"/>
    </style:style>
    <style:style style:name="T82" style:parent-style-name="Fonteparág.padrão" style:family="text">
      <style:text-properties style:font-name="Arial"/>
    </style:style>
    <style:style style:name="T83" style:parent-style-name="Fonteparág.padrão" style:family="text">
      <style:text-properties style:font-name="Arial" fo:font-size="11pt" style:font-size-asian="11pt" style:font-size-complex="11pt"/>
    </style:style>
    <style:style style:name="T84" style:parent-style-name="Fonteparág.padrão" style:family="text">
      <style:text-properties style:font-name="Arial" fo:font-size="11pt" style:font-size-asian="11pt" style:font-size-complex="11pt"/>
    </style:style>
    <style:style style:name="P85" style:parent-style-name="Standard" style:family="paragraph">
      <style:text-properties style:font-name="Arial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</office:automatic-styles>
  <office:body>
    <office:text text:use-soft-page-breaks="true">
      <text:h text:style-name="P1" text:outline-level="2"><text:s text:c="129"/></text:h>
      <text:p text:style-name="Standard"><text:s text:c="39"/></text:p>
      <text:p text:style-name="Standard"/>
      <text:p text:style-name="Standard"><text:s text:c="7"/><text:s text:c="33"/><text:span text:style-name="T2">Ellen Tamires de Brito<text:s/></text:span></text:p>
      <text:p text:style-name="Standard"><text:span text:style-name="T3"><text:s text:c="19"/></text:span><text:span text:style-name="T4">Brasileira- Estado Civil:<text:s/></text:span><text:span text:style-name="T5">Solteira, Idade 20 anos.</text:span></text:p>
      <text:p text:style-name="P6"><text:s text:c="19"/>Endereço: Rua Padre Machado 1043 – Bairro Vila Mariana</text:p>
      <text:p text:style-name="P7"><text:s text:c="16"/><text:s text:c="30"/>CEP:<text:s/>04127001</text:p>
      <text:p text:style-name="P8"><text:s text:c="6"/><text:s text:c="30"/>Telefone: Recado: 5572-1994</text:p>
      <text:p text:style-name="P9"><text:s text:c="30"/>Celular (11) 95855 – 3952 (11) 7664- 8352</text:p>
      <text:p text:style-name="Standard"><text:span text:style-name="T10"><text:s/></text:span><text:span text:style-name="T11"><text:s text:c="30"/></text:span><text:span text:style-name="T12">E-mail ellentamires17@hotmail.com</text:span></text:p>
      <text:p text:style-name="P13"/>
      <text:p text:style-name="Standard"><text:span text:style-name="T14"><text:s/></text:span><text:span text:style-name="T15">Objetivo</text:span><text:span text:style-name="T16">:</text:span></text:p>
      <text:p text:style-name="Standard"><text:span text:style-name="T17"><text:s/></text:span><text:span text:style-name="T18">Atuar na empresa para adquir</text:span><text:span text:style-name="T19">ir maior experiência profissional e contribuir de forma <text:s text:c="5"/>positiva para seu crescimento</text:span><text:span text:style-name="T20">.</text:span></text:p>
      <text:p text:style-name="P21"><text:s text:c="53"/></text:p>
      <text:p text:style-name="Standard"><text:span text:style-name="T22">Formação Acadêmica</text:span></text:p>
      <text:p text:style-name="P23"/>
      <text:p text:style-name="Standard"><text:span text:style-name="T24">Instituição:</text:span><text:span text:style-name="T25"><text:s/>E.E Antônio de Alcântara Machado</text:span></text:p>
      <text:p text:style-name="Standard"><text:span text:style-name="T26">Ensino Médio Completo</text:span></text:p>
      <text:p text:style-name="Standard"><text:span text:style-name="T27">Ano de conclusão 2011</text:span></text:p>
      <text:p text:style-name="P28"/>
      <text:p text:style-name="Standard"><text:span text:style-name="T29">Instituição:</text:span><text:span text:style-name="T30"><text:s/>FMU – Liberdade</text:span></text:p>
      <text:p text:style-name="Standard"><text:span text:style-name="T31">Ensino Superior</text:span><text:span text:style-name="T32"><text:s/>– Cursando o 3º semestre Educação Física – Período noturno</text:span></text:p>
      <text:p text:style-name="P33"/>
      <text:p text:style-name="P34">Cursos Extras Curriculares</text:p>
      <text:p text:style-name="Standard"><text:span text:style-name="T35">Instituição</text:span><text:span text:style-name="T36">: Microcamp</text:span></text:p>
      <text:p text:style-name="P37">Curso- Introdução da Informática Básica</text:p>
      <text:p text:style-name="P38"/>
      <text:p text:style-name="P39">Experiência Profissional</text:p>
      <text:p text:style-name="P40"/>
      <text:p text:style-name="Standard"><text:span text:style-name="T41">“Instituição Clube Escola<text:s/></text:span><text:span text:style-name="T42">Bolsa D” Água</text:span></text:p>
      <text:p text:style-name="Standard"><text:span text:style-name="T43">Função</text:span><text:span text:style-name="T44">: Trabalho Voluntaria Auxiliava o professor nas praticas esportivas</text:span></text:p>
      <text:p text:style-name="Standard"><text:span text:style-name="T45">Período:</text:span><text:span text:style-name="T46"><text:s/>2 de agosto de 2010 a novembro de 2011</text:span></text:p>
      <text:p text:style-name="P47"/>
      <text:p text:style-name="P48">Empresa: Marcenaria Nova casa</text:p>
      <text:p text:style-name="Standard"><text:span text:style-name="T49">Função:<text:s/></text:span><text:span text:style-name="T50">Auxiliar administrativo</text:span></text:p>
      <text:p text:style-name="Standard"><text:span text:style-name="T51">Período:<text:s/></text:span><text:span text:style-name="T52">janeiro 2011 a janeiro 2012</text:span></text:p>
      <text:p text:style-name="P53"/>
      <text:p text:style-name="P54">Empresa: Contax<text:s/></text:p>
      <text:p text:style-name="Standard"><text:span text:style-name="T55">Função:</text:span><text:span text:style-name="T56"><text:s/>Operador De Cobrança</text:span></text:p>
      <text:p text:style-name="Standard"><text:span text:style-name="T57">Período:</text:span><text:span text:style-name="T58"><text:s/>fevereiro de 2013 <text:s/></text:span></text:p>
      <text:p text:style-name="P59"/>
      <text:p text:style-name="Standard"><text:span text:style-name="T60">Empresa: Academia Portal Saúde</text:span></text:p>
      <text:p text:style-name="Standard"><text:span text:style-name="T61">Função:<text:s/></text:span><text:span text:style-name="T62">Auxiliar no planejamento de treinos</text:span></text:p>
      <text:p text:style-name="Standard"><text:span text:style-name="T63">Período:<text:s/></text:span><text:span text:style-name="T64">Março de 2013</text:span></text:p>
      <text:p text:style-name="P65"/>
      <text:p text:style-name="Standard"><text:span text:style-name="T66">Empresa</text:span><text:span text:style-name="T67">: Academia Runner</text:span></text:p>
      <text:p text:style-name="Standard"><text:span text:style-name="T68">Função</text:span><text:span text:style-name="T69">:</text:span><text:span text:style-name="T70"><text:s/>Recepcionista<text:s/></text:span></text:p>
      <text:p text:style-name="Standard"><text:span text:style-name="T71">Período</text:span><text:span text:style-name="T72">:</text:span><text:span text:style-name="T73"><text:s/>10/01/2014 a 10/05/2014<text:s/></text:span></text:p>
      <text:p text:style-name="P74"/>
      <text:p text:style-name="Standard"><text:span text:style-name="T75">Empresa:</text:span><text:span text:style-name="T76"><text:s/></text:span><text:span text:style-name="T77">Academia</text:span><text:span text:style-name="T78"><text:s/>Curves</text:span><text:span text:style-name="T79"><text:s/></text:span></text:p>
      <text:p text:style-name="Standard"><text:span text:style-name="T80">Função</text:span><text:span text:style-name="T81">: Estagiaria</text:span><text:span text:style-name="T82"><text:s/></text:span><text:span text:style-name="T83">Período:</text:span><text:span text:style-name="T84"><text:s/>06/06/2014 a 2/02/2014</text:span></text:p>
      <text:p text:style-name="P85"/>
      <text:p text:style-name="P86"/>
      <text:p text:style-name="P87"/>
      <text:p text:style-name="P8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Bitstream Vera Sans" svg:font-family="Bitstream Vera Sans" style:font-family-generic="system" style:font-pitch="variable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Bitstream Vera Sans" style:font-name-complex="Bitstream Ver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even</meta:initial-creator>
    <dc:creator>us</dc:creator>
    <meta:creation-date>2014-07-15T03:04:00Z</meta:creation-date>
    <dc:date>2014-07-15T03:05:00Z</dc:date>
    <meta:print-date>2013-07-17T14:15:00Z</meta:print-date>
    <meta:template xlink:href="Normal" xlink:type="simple"/>
    <meta:editing-cycles>2</meta:editing-cycles>
    <meta:editing-duration>PT6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2" meta:paragraph-count="3" meta:word-count="275" meta:character-count="1760" meta:row-count="12" meta:non-whitespace-character-count="1488"/>
  </office:meta>
</office:document-meta>
</file>